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1" svg:font-family="Georgia, 'Times New Roman', serif"/>
    <style:font-face style:name="Georgia" svg:font-family="Georgia, serif"/>
    <style:font-face style:name="Helvetica Neue" svg:font-family="'Helvetica Neue', Helvetica, Roboto, Arial, sans-serif"/>
    <style:font-face style:name="Open Sans" svg:font-family="'Open Sans', Arial, Helvetica, 'Lucida Sans Unicode', sans-serif"/>
    <style:font-face style:name="Verdana" svg:font-family="Verdana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666666" style:font-name="verdana" fo:font-size="9.75pt" fo:letter-spacing="normal" fo:font-style="normal" fo:font-weight="bold" officeooo:paragraph-rsid="001da41e"/>
    </style:style>
    <style:style style:name="P2" style:family="paragraph" style:parent-style-name="Standard">
      <style:text-properties fo:font-variant="normal" fo:text-transform="none" fo:color="#666666" fo:letter-spacing="normal" officeooo:paragraph-rsid="001da41e"/>
    </style:style>
    <style:style style:name="P3" style:family="paragraph" style:parent-style-name="Standard">
      <style:text-properties fo:font-variant="normal" fo:text-transform="none" fo:color="#666666" style:text-line-through-style="none" style:text-line-through-type="none" style:font-name="verdana" fo:font-size="9.75pt" fo:letter-spacing="normal" fo:font-style="normal" style:text-underline-style="none" fo:font-weight="bold" officeooo:paragraph-rsid="0023596e" style:text-blinking="false"/>
    </style:style>
    <style:style style:name="P4" style:family="paragraph" style:parent-style-name="Standard">
      <style:text-properties fo:font-variant="normal" fo:text-transform="none" fo:color="#0000ff" style:text-line-through-style="none" style:text-line-through-type="none" style:font-name="Verdana" fo:font-size="9.75pt" fo:letter-spacing="normal" fo:font-style="normal" style:text-underline-style="none" fo:font-weight="normal" officeooo:paragraph-rsid="001da41e" style:text-blinking="false"/>
    </style:style>
    <style:style style:name="P5" style:family="paragraph" style:parent-style-name="Standard">
      <style:text-properties fo:font-variant="normal" fo:text-transform="none" fo:color="#0000ff" style:text-line-through-style="none" style:text-line-through-type="none" style:font-name="Verdana" fo:font-size="9.75pt" fo:letter-spacing="normal" fo:font-style="normal" style:text-underline-style="none" fo:font-weight="normal" officeooo:rsid="00241ef0" officeooo:paragraph-rsid="00241ef0" style:text-blinking="false" fo:background-color="transparent" style:font-weight-asian="bold" style:font-weight-complex="bold" fo:padding="0cm" fo:border="none"/>
    </style:style>
    <style:style style:name="P6" style:family="paragraph" style:parent-style-name="Standard">
      <style:text-properties fo:font-variant="normal" fo:text-transform="none" fo:color="#0000ff" style:text-line-through-style="none" style:text-line-through-type="none" style:font-name="Verdana" fo:font-size="9pt" fo:letter-spacing="normal" fo:font-style="normal" style:text-underline-style="none" fo:font-weight="normal" officeooo:rsid="0020aa33" officeooo:paragraph-rsid="001da41e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7" style:family="paragraph" style:parent-style-name="Standard">
      <style:text-properties fo:font-variant="normal" fo:text-transform="none" fo:color="#0000ff" style:text-line-through-style="none" style:text-line-through-type="none" style:font-name="Verdana" fo:font-size="9pt" fo:letter-spacing="normal" fo:font-style="normal" style:text-underline-style="none" fo:font-weight="normal" officeooo:rsid="0020aa33" officeooo:paragraph-rsid="0020aa33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8" style:family="paragraph" style:parent-style-name="Standard">
      <style:text-properties fo:font-variant="normal" fo:text-transform="none" fo:color="#0000ff" style:text-line-through-style="none" style:text-line-through-type="none" style:font-name="Verdana" fo:font-size="9pt" fo:letter-spacing="normal" fo:font-style="normal" style:text-underline-style="none" fo:font-weight="normal" officeooo:rsid="00218e2b" officeooo:paragraph-rsid="0023596e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9" style:family="paragraph" style:parent-style-name="Standard">
      <style:text-properties fo:font-variant="normal" fo:text-transform="none" fo:color="#0000ff" style:text-line-through-style="none" style:text-line-through-type="none" style:font-name="Verdana" fo:font-size="9pt" fo:letter-spacing="normal" fo:font-style="normal" style:text-underline-style="none" fo:font-weight="normal" officeooo:rsid="002223a4" officeooo:paragraph-rsid="0023596e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10" style:family="paragraph" style:parent-style-name="Standard">
      <style:text-properties fo:font-variant="normal" fo:text-transform="none" fo:color="#0000ff" style:text-line-through-style="none" style:text-line-through-type="none" style:font-name="verdana" fo:font-size="9.75pt" fo:letter-spacing="normal" fo:font-style="normal" style:text-underline-style="none" fo:font-weight="bold" officeooo:rsid="00218e2b" officeooo:paragraph-rsid="0023596e" style:text-blinking="false"/>
    </style:style>
    <style:style style:name="P11" style:family="paragraph" style:parent-style-name="Standard">
      <style:text-properties fo:font-variant="normal" fo:text-transform="none" fo:color="#0000ff" style:text-line-through-style="none" style:text-line-through-type="none" style:font-name="Georgia1" fo:font-size="10.5pt" fo:letter-spacing="normal" fo:font-style="normal" style:text-underline-style="none" fo:font-weight="normal" officeooo:rsid="00218e2b" officeooo:paragraph-rsid="0023596e" style:text-blinking="false"/>
    </style:style>
    <style:style style:name="P12" style:family="paragraph" style:parent-style-name="Standard">
      <style:text-properties fo:font-variant="normal" fo:text-transform="none" fo:color="#0000ff" style:font-name="Helvetica Neue" fo:font-size="12pt" fo:letter-spacing="normal" fo:font-style="normal" fo:font-weight="normal" officeooo:rsid="00241ef0" officeooo:paragraph-rsid="0023596e" fo:background-color="transparent" style:font-name-asian="DejaVu Sans" style:font-size-asian="12pt" style:font-weight-asian="bold" style:font-name-complex="FreeSans" style:font-size-complex="12pt" style:font-weight-complex="bold"/>
    </style:style>
    <style:style style:name="P13" style:family="paragraph" style:parent-style-name="Standard"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officeooo:paragraph-rsid="001da41e" style:text-blinking="false" fo:background-color="#ffff00" fo:padding-left="0cm" fo:padding-right="0cm" fo:padding-top="0cm" fo:padding-bottom="0.049cm" fo:border-left="none" fo:border-right="none" fo:border-top="none" fo:border-bottom="0.06pt dotted #222222"/>
    </style:style>
    <style:style style:name="P14" style:family="paragraph" style:parent-style-name="Standard"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officeooo:rsid="0020aa33" officeooo:paragraph-rsid="0020aa33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15" style:family="paragraph" style:parent-style-name="Standard"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officeooo:rsid="00218e2b" officeooo:paragraph-rsid="00218e2b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16" style:family="paragraph" style:parent-style-name="Standard"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officeooo:rsid="00218e2b" officeooo:paragraph-rsid="0023596e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17" style:family="paragraph" style:parent-style-name="Standard">
      <style:text-properties fo:font-variant="normal" fo:text-transform="none" fo:color="#222222" style:font-name="Verdana" fo:font-size="9.75pt" fo:letter-spacing="normal" fo:font-style="normal" fo:font-weight="bold" officeooo:paragraph-rsid="001da41e" fo:background-color="#ffff00" style:font-weight-asian="bold" style:font-weight-complex="bold"/>
    </style:style>
    <style:style style:name="P18" style:family="paragraph" style:parent-style-name="Standard">
      <style:text-properties fo:font-variant="normal" fo:text-transform="none" fo:color="#222222" style:font-name="Verdana" fo:font-size="9.75pt" fo:letter-spacing="normal" fo:font-style="normal" fo:font-weight="normal" officeooo:paragraph-rsid="001da41e"/>
    </style:style>
    <style:style style:name="P19" style:family="paragraph" style:parent-style-name="Standard">
      <style:text-properties fo:font-variant="normal" fo:text-transform="none" fo:color="#222222" style:font-name="Verdana" fo:font-size="9.75pt" fo:letter-spacing="normal" fo:font-style="normal" fo:font-weight="normal" officeooo:rsid="00218e2b" officeooo:paragraph-rsid="0023596e"/>
    </style:style>
    <style:style style:name="P20" style:family="paragraph" style:parent-style-name="Standard">
      <style:text-properties fo:font-variant="normal" fo:text-transform="none" fo:color="#ff3333" style:text-line-through-style="none" style:text-line-through-type="none" style:font-name="Verdana" fo:font-size="9pt" fo:letter-spacing="normal" fo:font-style="normal" style:text-underline-style="none" fo:font-weight="normal" officeooo:rsid="0022d367" officeooo:paragraph-rsid="0022d367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21" style:family="paragraph" style:parent-style-name="Standard">
      <style:text-properties fo:font-variant="normal" fo:text-transform="none" fo:color="#66ff66" style:font-name="Verdana" fo:font-size="15pt" fo:letter-spacing="normal" fo:font-style="normal" fo:font-weight="normal" officeooo:rsid="00218e2b" officeooo:paragraph-rsid="00218e2b" fo:background-color="transparent" style:font-size-asian="15pt" style:font-size-complex="15pt"/>
    </style:style>
    <style:style style:name="P22" style:family="paragraph" style:parent-style-name="Standard">
      <style:text-properties fo:color="#0000ff" fo:font-weight="bold" officeooo:paragraph-rsid="001da41e"/>
    </style:style>
    <style:style style:name="P23" style:family="paragraph" style:parent-style-name="Standard">
      <style:text-properties officeooo:paragraph-rsid="0023596e"/>
    </style:style>
    <style:style style:name="P24" style:family="paragraph" style:parent-style-name="Standard">
      <style:paragraph-properties fo:text-align="center" style:justify-single-word="false"/>
      <style:text-properties fo:font-size="18pt" officeooo:rsid="0023596e" officeooo:paragraph-rsid="0023596e" fo:background-color="#00ff66" style:font-size-asian="18pt" style:font-size-complex="18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normal" style:text-blinking="false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normal" style:text-blinking="false" fo:padding-left="0cm" fo:padding-right="0cm" fo:padding-top="0cm" fo:padding-bottom="0.132cm" fo:border-left="none" fo:border-right="none" fo:border-top="none" fo:border-bottom="0.06pt solid #ebeff9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normal" style:text-blinking="false" fo:background-color="#ffff00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normal" officeooo:rsid="0020aa33" officeooo:paragraph-rsid="0020aa33" style:text-blinking="false" fo:background-color="transparent" style:font-weight-asian="bold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bold" style:text-blinking="false" style:font-weight-asian="bold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bold" style:text-blinking="false" fo:background-color="#ffff00" style:font-weight-asian="bold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bold" officeooo:rsid="0020aa33" officeooo:paragraph-rsid="0020aa33" style:text-blinking="false" fo:background-color="#ffff00" style:font-weight-asian="bold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bold" officeooo:rsid="0020aa33" officeooo:paragraph-rsid="0020aa33" style:text-blinking="false" fo:background-color="transparent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ff" style:text-line-through-style="none" style:text-line-through-type="none" style:font-name="Verdana" fo:font-size="9.75pt" fo:letter-spacing="normal" fo:font-style="normal" style:text-underline-style="none" fo:font-weight="normal" style:text-blinking="false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ff" style:text-line-through-style="none" style:text-line-through-type="none" style:font-name="Verdana" fo:font-size="9.75pt" fo:letter-spacing="normal" fo:font-style="normal" style:text-underline-style="none" fo:font-weight="bold" officeooo:rsid="0020aa33" officeooo:paragraph-rsid="0020aa33" style:text-blinking="false" fo:background-color="transparent" style:font-weight-asian="bold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ff" style:text-line-through-style="none" style:text-line-through-type="none" style:font-name="Liberation Serif" fo:font-size="12pt" fo:letter-spacing="normal" fo:font-style="normal" style:text-underline-style="none" fo:font-weight="normal" officeooo:rsid="001f3b61" officeooo:paragraph-rsid="001f3b61" style:text-blinking="false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ff" style:font-name="Georgia" fo:font-size="12.75pt" fo:letter-spacing="normal" fo:font-style="normal" fo:font-weight="normal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f2559" style:text-line-through-style="none" style:text-line-through-type="none" style:font-name="Verdana" fo:font-size="9.75pt" fo:letter-spacing="normal" fo:font-style="normal" style:text-underline-style="none" fo:font-weight="bold" style:text-blinking="false" fo:background-color="#ffff00" style:font-weight-asian="bold" style:font-weight-complex="bold" fo:padding="0cm" fo:border="none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3333" style:text-line-through-style="none" style:text-line-through-type="none" style:font-name="Verdana" fo:font-size="9pt" fo:letter-spacing="normal" fo:font-style="normal" style:text-underline-style="none" fo:font-weight="normal" officeooo:rsid="0022d367" officeooo:paragraph-rsid="0022d367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40" style:family="paragraph" style:parent-style-name="Standard" style:list-style-name="L1">
      <style:paragraph-properties fo:text-align="start" style:justify-single-word="false" fo:orphans="2" fo:widows="2"/>
      <style:text-properties officeooo:paragraph-rsid="001f3b61"/>
    </style:style>
    <style:style style:name="P41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0f2559" style:text-line-through-style="none" style:text-line-through-type="none" style:font-name="Liberation Serif" fo:font-size="12pt" fo:letter-spacing="normal" fo:font-style="normal" style:text-underline-style="none" fo:font-weight="normal" officeooo:rsid="001f3b61" officeooo:paragraph-rsid="001f3b61" style:text-blinking="false" style:font-size-asian="12pt" style:font-size-complex="12pt" fo:padding-left="0cm" fo:padding-right="0cm" fo:padding-top="0cm" fo:padding-bottom="0.049cm" fo:border-left="none" fo:border-right="none" fo:border-top="none" fo:border-bottom="0.06pt dotted #222222"/>
    </style:style>
    <style:style style:name="P4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officeooo:rsid="001f3b61" officeooo:paragraph-rsid="001f3b61" style:text-blinking="false" style:font-size-asian="12pt" style:font-size-complex="12pt" fo:padding-left="0cm" fo:padding-right="0cm" fo:padding-top="0cm" fo:padding-bottom="0.049cm" fo:border-left="none" fo:border-right="none" fo:border-top="none" fo:border-bottom="0.06pt dotted #222222"/>
    </style:style>
    <style:style style:name="P43" style:family="paragraph" style:parent-style-name="Standard" style:list-style-name="L2">
      <style:text-properties fo:font-variant="normal" fo:text-transform="none" fo:color="#666666" style:font-name="verdana" fo:font-size="9.75pt" fo:letter-spacing="normal" fo:font-style="normal" fo:font-weight="bold" officeooo:paragraph-rsid="0020aa33"/>
    </style:style>
    <style:style style:name="P44" style:family="paragraph" style:parent-style-name="Standard" style:list-style-name="L2">
      <style:text-properties fo:font-variant="normal" fo:text-transform="none" fo:color="#222222" style:font-name="Verdana" fo:font-size="9.75pt" fo:letter-spacing="normal" fo:font-style="normal" fo:font-weight="normal" officeooo:paragraph-rsid="0020aa33"/>
    </style:style>
    <style:style style:name="P45" style:family="paragraph" style:parent-style-name="Standard">
      <style:text-properties fo:font-variant="normal" fo:text-transform="none" fo:color="#0000ff" style:text-line-through-style="none" style:text-line-through-type="none" style:font-name="Verdana" fo:font-size="9.75pt" fo:letter-spacing="normal" fo:font-style="normal" style:text-underline-style="none" fo:font-weight="normal" officeooo:rsid="00218e2b" officeooo:paragraph-rsid="0023596e" style:text-blinking="false" fo:background-color="transparent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P46" style:family="paragraph" style:parent-style-name="Standard">
      <style:text-properties fo:font-variant="normal" fo:text-transform="none" fo:color="#0000ff" style:text-line-through-style="none" style:text-line-through-type="none" style:font-name="Georgia1" fo:font-size="10.5pt" fo:letter-spacing="normal" fo:font-style="normal" style:text-underline-style="none" fo:font-weight="normal" officeooo:rsid="0022d367" officeooo:paragraph-rsid="0023596e" style:text-blinking="false"/>
    </style:style>
    <style:style style:name="P47" style:family="paragraph" style:parent-style-name="Standard">
      <style:text-properties fo:font-variant="normal" fo:text-transform="none" fo:color="#0000ff" style:text-line-through-style="none" style:text-line-through-type="none" style:font-name="Georgia1" fo:font-size="10.5pt" fo:letter-spacing="normal" fo:font-style="normal" style:text-underline-style="none" fo:font-weight="normal" officeooo:rsid="0022d367" officeooo:paragraph-rsid="0023596e" style:text-blinking="false" fo:padding-left="0cm" fo:padding-right="0cm" fo:padding-top="0cm" fo:padding-bottom="0.049cm" fo:border-left="none" fo:border-right="none" fo:border-top="none" fo:border-bottom="0.06pt dotted #222222"/>
    </style:style>
    <style:style style:name="P48" style:family="paragraph" style:parent-style-name="Standard">
      <style:text-properties fo:font-variant="normal" fo:text-transform="none" fo:color="#0000ff" style:text-line-through-style="none" style:text-line-through-type="none" style:font-name="Georgia1" fo:font-size="10.5pt" fo:letter-spacing="normal" fo:font-style="normal" style:text-underline-style="none" fo:font-weight="normal" officeooo:rsid="0023596e" officeooo:paragraph-rsid="0023596e" style:text-blinking="false" fo:padding-left="0cm" fo:padding-right="0cm" fo:padding-top="0cm" fo:padding-bottom="0.049cm" fo:border-left="none" fo:border-right="none" fo:border-top="none" fo:border-bottom="0.06pt dotted #222222"/>
    </style:style>
    <style:style style:name="P49" style:family="paragraph" style:parent-style-name="Standard">
      <style:text-properties fo:font-variant="normal" fo:text-transform="none" fo:color="#0000ff" style:text-line-through-style="none" style:text-line-through-type="none" style:font-name="Georgia1" fo:font-size="10.5pt" fo:letter-spacing="normal" fo:font-style="normal" style:text-underline-style="none" fo:font-weight="bold" officeooo:rsid="0023596e" officeooo:paragraph-rsid="0023596e" style:text-blinking="false" fo:padding-left="0cm" fo:padding-right="0cm" fo:padding-top="0cm" fo:padding-bottom="0.049cm" fo:border-left="none" fo:border-right="none" fo:border-top="none" fo:border-bottom="0.06pt dotted #222222"/>
    </style:style>
    <style:style style:name="P50" style:family="paragraph" style:parent-style-name="Standard">
      <style:text-properties fo:font-variant="normal" fo:text-transform="none" fo:color="#0000ff" style:font-name="Georgia1" fo:font-size="10.5pt" fo:letter-spacing="normal" fo:font-style="normal" fo:font-weight="normal" officeooo:paragraph-rsid="0023596e"/>
    </style:style>
    <style:style style:name="P51" style:family="paragraph" style:parent-style-name="Standard" style:list-style-name="L1">
      <style:paragraph-properties fo:text-align="start" style:justify-single-word="false" fo:orphans="2" fo:widows="2"/>
      <style:text-properties style:font-name="Liberation Serif" fo:font-size="12pt" officeooo:paragraph-rsid="001f3b61"/>
    </style:style>
    <style:style style:name="P52" style:family="paragraph" style:parent-style-name="Standard">
      <style:text-properties fo:color="#0000ff" officeooo:paragraph-rsid="0023596e"/>
    </style:style>
    <style:style style:name="P53" style:family="paragraph" style:parent-style-name="Standard">
      <style:text-properties fo:color="#0000ff" officeooo:rsid="00241ef0" officeooo:paragraph-rsid="00241ef0"/>
    </style:style>
    <style:style style:name="P54" style:family="paragraph" style:parent-style-name="Standard">
      <style:text-properties officeooo:rsid="00292041" officeooo:paragraph-rsid="00292041"/>
    </style:style>
    <style:style style:name="T1" style:family="text">
      <style:text-properties fo:font-variant="normal" fo:text-transform="none" fo:color="#0f2559" style:text-line-through-style="none" style:text-line-through-type="none" style:font-name="Verdana" fo:font-size="9.75pt" fo:letter-spacing="normal" fo:font-style="normal" style:text-underline-style="none" fo:font-weight="bold" style:text-blinking="false" fo:background-color="#ffff00" loext:char-shading-value="0" style:font-weight-asian="bold" style:font-weight-complex="bold" fo:padding="0cm" fo:border="none"/>
    </style:style>
    <style:style style:name="T2" style:family="text"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style:text-blinking="false" fo:padding-left="0cm" fo:padding-right="0cm" fo:padding-top="0cm" fo:padding-bottom="0.049cm" fo:border-left="none" fo:border-right="none" fo:border-top="none" fo:border-bottom="0.06pt dotted #222222"/>
    </style:style>
    <style:style style:name="T3" style:family="text"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officeooo:rsid="001f3b61" style:text-blinking="false" style:font-size-asian="12pt" style:font-size-complex="12pt" fo:padding-left="0cm" fo:padding-right="0cm" fo:padding-top="0cm" fo:padding-bottom="0.049cm" fo:border-left="none" fo:border-right="none" fo:border-top="none" fo:border-bottom="0.06pt dotted #222222"/>
    </style:style>
    <style:style style:name="T4" style:family="text">
      <style:text-properties fo:font-variant="normal" fo:text-transform="none" fo:color="#0f2559" style:text-line-through-style="none" style:text-line-through-type="none" style:font-name="Verdana" fo:font-size="9pt" fo:letter-spacing="normal" fo:font-style="normal" style:text-underline-style="none" fo:font-weight="normal" officeooo:rsid="0022d367" style:text-blinking="false" fo:padding-left="0cm" fo:padding-right="0cm" fo:padding-top="0cm" fo:padding-bottom="0.049cm" fo:border-left="none" fo:border-right="none" fo:border-top="none" fo:border-bottom="0.06pt dotted #222222"/>
    </style:style>
    <style:style style:name="T5" style:family="text">
      <style:text-properties fo:font-variant="normal" fo:text-transform="none" fo:color="#0f2559" style:text-line-through-style="none" style:text-line-through-type="none" style:font-name="Liberation Serif" fo:font-size="12pt" fo:letter-spacing="normal" fo:font-style="normal" style:text-underline-style="none" fo:font-weight="normal" officeooo:rsid="001f3b61" style:text-blinking="false" style:font-size-asian="12pt" style:font-size-complex="12pt" fo:padding-left="0cm" fo:padding-right="0cm" fo:padding-top="0cm" fo:padding-bottom="0.049cm" fo:border-left="none" fo:border-right="none" fo:border-top="none" fo:border-bottom="0.06pt dotted #222222"/>
    </style:style>
    <style:style style:name="T6" style:family="text"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normal" officeooo:rsid="001f3b61" style:text-blinking="false" fo:padding-left="0cm" fo:padding-right="0cm" fo:padding-top="0cm" fo:padding-bottom="0.132cm" fo:border-left="none" fo:border-right="none" fo:border-top="none" fo:border-bottom="0.06pt solid #ebeff9"/>
    </style:style>
    <style:style style:name="T7" style:family="text"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normal" style:text-blinking="false" fo:padding-left="0cm" fo:padding-right="0cm" fo:padding-top="0cm" fo:padding-bottom="0.132cm" fo:border-left="none" fo:border-right="none" fo:border-top="none" fo:border-bottom="0.06pt solid #ebeff9"/>
    </style:style>
    <style:style style:name="T8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normal" style:text-underline-style="none" fo:font-weight="normal" officeooo:rsid="001f3b61" style:text-blinking="false" style:font-size-asian="12pt" style:font-size-complex="12pt"/>
    </style:style>
    <style:style style:name="T9" style:family="text">
      <style:text-properties fo:font-variant="normal" fo:text-transform="none" style:font-name="Verdana" fo:font-size="9.75pt" fo:letter-spacing="normal" fo:font-style="normal" fo:font-weight="normal"/>
    </style:style>
    <style:style style:name="T10" style:family="text">
      <style:text-properties fo:font-variant="normal" fo:text-transform="none" fo:color="#0000ff" style:text-line-through-style="none" style:text-line-through-type="none" style:font-name="Verdana" fo:font-size="9pt" fo:letter-spacing="normal" fo:font-style="normal" style:text-underline-style="none" fo:font-weight="normal" style:text-blinking="false" fo:padding-left="0cm" fo:padding-right="0cm" fo:padding-top="0cm" fo:padding-bottom="0.049cm" fo:border-left="none" fo:border-right="none" fo:border-top="none" fo:border-bottom="0.06pt dotted #222222"/>
    </style:style>
    <style:style style:name="T11" style:family="text">
      <style:text-properties fo:font-variant="normal" fo:text-transform="none" fo:color="#0000ff" style:text-line-through-style="none" style:text-line-through-type="none" style:font-name="Georgia1" fo:font-size="10.5pt" fo:letter-spacing="normal" fo:font-style="normal" style:text-underline-style="none" fo:font-weight="bold" officeooo:rsid="0022d367" style:text-blinking="false"/>
    </style:style>
    <style:style style:name="T12" style:family="text">
      <style:text-properties fo:font-variant="normal" fo:text-transform="none" fo:color="#0000ff" style:text-line-through-style="none" style:text-line-through-type="none" style:font-name="Georgia1" fo:font-size="10.5pt" fo:letter-spacing="normal" fo:font-style="normal" style:text-underline-style="none" fo:font-weight="normal" officeooo:rsid="0022d367" style:text-blinking="false"/>
    </style:style>
    <style:style style:name="T13" style:family="text">
      <style:text-properties fo:color="#0f2559" style:text-line-through-style="none" style:text-line-through-type="none" style:font-name="Verdana" fo:font-size="9.75pt" fo:font-style="normal" style:text-underline-style="none" fo:font-weight="bold" style:text-blinking="false" fo:background-color="#ffff00" loext:char-shading-value="0" style:font-weight-asian="bold" style:font-weight-complex="bold" fo:padding="0cm" fo:border="none"/>
    </style:style>
    <style:style style:name="T14" style:family="text">
      <style:text-properties fo:color="#0f2559" style:text-line-through-style="none" style:text-line-through-type="none" style:font-name="Verdana" fo:font-size="9pt" style:text-underline-style="none" fo:font-weight="normal" style:text-blinking="false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15" style:family="text">
      <style:text-properties fo:color="#0f2559" style:text-line-through-style="none" style:text-line-through-type="none" style:font-name="Verdana" fo:font-size="9pt" style:text-underline-style="none" fo:font-weight="normal" officeooo:rsid="0020aa33" style:text-blinking="false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16" style:family="text">
      <style:text-properties fo:color="#0f2559" style:text-line-through-style="none" style:text-line-through-type="none" fo:font-size="9pt" style:text-underline-style="none" officeooo:rsid="0020aa33" style:text-blinking="false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17" style:family="text">
      <style:text-properties style:text-line-through-style="none" style:text-line-through-type="none" style:text-underline-style="none" style:text-blinking="false"/>
    </style:style>
    <style:style style:name="T18" style:family="text">
      <style:text-properties style:text-line-through-style="none" style:text-line-through-type="none" style:text-underline-style="none" officeooo:rsid="0023596e" style:text-blinking="false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19" style:family="text">
      <style:text-properties style:text-line-through-style="none" style:text-line-through-type="none" style:text-underline-style="none" style:text-blinking="false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20" style:family="text">
      <style:text-properties style:text-line-through-style="none" style:text-line-through-type="none" style:text-underline-style="none" officeooo:rsid="0020aa33" style:text-blinking="false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21" style:family="text">
      <style:text-properties style:font-name="Verdana" fo:font-weight="normal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22" style:family="text">
      <style:text-properties style:font-name="Verdana" fo:font-weight="normal" officeooo:rsid="0022d367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23" style:family="text">
      <style:text-properties style:font-name="Verdana" officeooo:rsid="0022d367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24" style:family="text">
      <style:text-properties style:font-name="Verdana" fo:font-size="9.75pt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25" style:family="text">
      <style:text-properties fo:color="#0e6a0e" style:text-line-through-style="none" style:text-line-through-type="none" style:font-name="Verdana" fo:font-size="9.75pt" fo:font-style="normal" style:text-underline-style="none" fo:font-weight="normal" style:text-blinking="false" fo:background-color="#ffff00" loext:char-shading-value="0" fo:padding="0cm" fo:border="none"/>
    </style:style>
    <style:style style:name="T26" style:family="text">
      <style:text-properties officeooo:rsid="001da41e" style:font-weight-asian="bold" style:font-weight-complex="bold"/>
    </style:style>
    <style:style style:name="T27" style:family="text">
      <style:text-properties officeooo:rsid="001f3b61" style:font-size-asian="12pt" style:font-size-complex="12pt"/>
    </style:style>
    <style:style style:name="T28" style:family="text">
      <style:text-properties fo:color="#0000ff" style:text-line-through-style="none" style:text-line-through-type="none" style:font-name="Verdana" style:text-underline-style="none" officeooo:rsid="0020aa33" style:text-blinking="false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29" style:family="text">
      <style:text-properties fo:color="#0000ff" style:text-line-through-style="none" style:text-line-through-type="none" style:font-name="Verdana" fo:font-size="9pt" style:text-underline-style="none" fo:font-weight="normal" officeooo:rsid="0020aa33" style:text-blinking="false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30" style:family="text">
      <style:text-properties fo:color="#0000ff" style:text-line-through-style="none" style:text-line-through-type="none" fo:font-size="9pt" style:text-underline-style="none" style:text-blinking="false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dotted #222222"/>
    </style:style>
    <style:style style:name="T31" style:family="text">
      <style:text-properties fo:color="#0000ff" style:text-line-through-style="none" style:text-line-through-type="none" fo:font-size="9pt" style:text-underline-style="none" style:text-blinking="false" fo:background-color="transparent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solid #222222"/>
    </style:style>
    <style:style style:name="T32" style:family="text">
      <style:text-properties fo:color="#0000ff" style:text-line-through-style="none" style:text-line-through-type="none" fo:font-size="9pt" style:text-underline-style="none" officeooo:rsid="0026fb56" style:text-blinking="false" fo:background-color="#ff0000" loext:char-shading-value="0" style:font-weight-asian="bold" style:font-weight-complex="bold" fo:padding-left="0cm" fo:padding-right="0cm" fo:padding-top="0cm" fo:padding-bottom="0.049cm" fo:border-left="none" fo:border-right="none" fo:border-top="none" fo:border-bottom="0.06pt solid #222222"/>
    </style:style>
    <style:style style:name="T33" style:family="text">
      <style:text-properties fo:color="#0000ff" style:font-name="Georgia1" fo:font-size="10.5pt"/>
    </style:style>
    <style:style style:name="T34" style:family="text">
      <style:text-properties fo:color="#0000ff" style:font-name="Georgia1" fo:font-size="10.5pt" officeooo:rsid="0022d367"/>
    </style:style>
    <style:style style:name="T35" style:family="text">
      <style:text-properties fo:color="#0000ff" style:font-name="Georgia1" fo:font-size="10.5pt" officeooo:rsid="0022d367" fo:padding-left="0cm" fo:padding-right="0cm" fo:padding-top="0cm" fo:padding-bottom="0.049cm" fo:border-left="none" fo:border-right="none" fo:border-top="none" fo:border-bottom="0.06pt dotted #222222"/>
    </style:style>
    <style:style style:name="T36" style:family="text">
      <style:text-properties fo:color="#0000ff" style:font-name="Georgia1" fo:font-size="10.5pt" officeooo:rsid="0023596e" fo:padding-left="0cm" fo:padding-right="0cm" fo:padding-top="0cm" fo:padding-bottom="0.049cm" fo:border-left="none" fo:border-right="none" fo:border-top="none" fo:border-bottom="0.06pt dotted #2222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NA-seq ENA</text:p>
      <text:p text:style-name="Standard"/>
      <text:p text:style-name="P54">Some details on the pig expresion data that can be found in <text:a xlink:type="simple" xlink:href="http://www.ebi.ac.uk/ena/data/search?query=sus" text:style-name="Internet_20_link" text:visited-style-name="Visited_20_Internet_20_Link">http://www.ebi.ac.uk/ena/data/search?query=sus</text:a></text:p>
      <text:p text:style-name="P54"/>
      <text:p text:style-name="P54"/>
      <text:p text:style-name="P54"/>
      <text:p text:style-name="P54"/>
      <text:p text:style-name="Standard"/>
      <text:p text:style-name="P38">Experiment (2,114 results found)</text:p>
      <text:p text:style-name="P25"><text:a xlink:type="simple" xlink:href="http://www.ebi.ac.uk/ena/data/view/SRX1027513" text:style-name="Internet_20_link" text:visited-style-name="Visited_20_Internet_20_Link"><text:span text:style-name="T1">SRX1027513</text:span></text:a></text:p>
      <text:p text:style-name="P31">Illumina HiSeq 2000 sequencing; Identification of meat quality traits related differential genes and miRNAs in skeletal muscle of three pig breeds by next-generation sequencing, Wuzhishan pig</text:p>
      <text:p text:style-name="P30"/>
      <text:p text:style-name="P30"/>
      <text:p text:style-name="P30"/>
      <text:p text:style-name="P22"><text:span text:style-name="T26">Study accesion PRJNA283924. <text:s/></text:span><text:span text:style-name="T9">RNA-Seq</text:span></text:p>
      <text:p text:style-name="P4">Comparison of skeletal muscle miRNA and mRNA profiles among three pig breeds.</text:p>
      <text:p text:style-name="P34">Hou X., Yang Y., Zhu S., Hua C., Zhou R., Mu Y., Tang Z., Li K.</text:p>
      <text:p text:style-name="P26"/>
      <text:p text:style-name="P37"><text:span text:style-name="T17">three pigs for each breed at postnatal day 240 </text:span>were fasted and the following day humanely slaughtered, and longissimus dorsi muscle samples were collected.</text:p>
      <text:p text:style-name="P34"/>
      <text:p text:style-name="P34"/>
      <text:p text:style-name="P36">3 samples (1 per breed). </text:p>
      <text:p text:style-name="P26"/>
      <text:list xml:id="list5271496998867754730" text:style-name="L1">
        <text:list-item>
          <text:p text:style-name="P40"><text:span text:style-name="T8"><text:s/></text:span><text:a xlink:type="simple" xlink:href="http://www.ebi.ac.uk/ena/data/view/SAMN03658146" text:style-name="Internet_20_link" text:visited-style-name="Visited_20_Internet_20_Link">SAMN03658146</text:a><text:span text:style-name="T5">: longissimus muscle, adult, Landrace, 2 experiments</text:span></text:p>
          <text:p text:style-name="P41"/>
        </text:list-item>
        <text:list-item>
          <text:p text:style-name="P51"><text:span text:style-name="T27">SAMN03658147: </text:span><text:span text:style-name="T7">longissimus muscle, </text:span><text:span text:style-name="T6">adult, Tongcheng, 2 experimennts</text:span></text:p>
        </text:list-item>
      </text:list>
      <text:p text:style-name="P27"/>
      <text:list xml:id="list104434364872912" text:continue-numbering="true" text:style-name="L1">
        <text:list-item>
          <text:p text:style-name="P51"><text:a xlink:type="simple" xlink:href="http://www.ebi.ac.uk/ena/data/view/SAMN03658148" text:style-name="Internet_20_link" text:visited-style-name="Visited_20_Internet_20_Link">SAMN03658148</text:a><text:span text:style-name="T3">: Same, </text:span><text:span text:style-name="T2">Wuzhishan</text:span></text:p>
          <text:p text:style-name="P42"/>
        </text:list-item>
      </text:list>
      <text:p text:style-name="P39">Check in paper if any experiment</text:p>
      <text:p text:style-name="P26"/>
      <text:p text:style-name="P26"/>
      <text:p text:style-name="P26"/>
      <text:p text:style-name="P17">Run (2,395 results found)</text:p>
      <text:p text:style-name="P2"><text:a xlink:type="simple" xlink:href="http://www.ebi.ac.uk/ena/data/view/SRR1688258" text:style-name="Internet_20_link" text:visited-style-name="Visited_20_Internet_20_Link"><text:span text:style-name="T13">SRR1688258</text:span></text:a></text:p>
      <text:p text:style-name="P31">Illumina HiSeq 2000 paired end sequencing; sus scrofa Transcriptome or Gene expression</text:p>
      <text:p text:style-name="P31"/>
      <text:p text:style-name="P35">PRJNA269052, RNA-seq</text:p>
      <text:p text:style-name="P32"/>
      <text:p text:style-name="P33">1 sample:</text:p>
      <text:p text:style-name="P29">cell, SAP</text:p>
      <text:p text:style-name="P18"/>
      <text:p text:style-name="P18"/>
      <text:p text:style-name="P18"/>
      <text:p text:style-name="P2"><text:a xlink:type="simple" xlink:href="http://www.ebi.ac.uk/ena/data/view/SRA067623" text:style-name="Internet_20_link" text:visited-style-name="Visited_20_Internet_20_Link"><text:span text:style-name="T25">SRA067623</text:span></text:a></text:p>
      <text:p text:style-name="P28">Submitted by SICHUAN AGRICULTURE UNIVERSITY on 24-FEB-2013</text:p>
      <text:p text:style-name="P13"/>
      <text:p text:style-name="P1"><text:a xlink:type="simple" xlink:href="http://www.ebi.ac.uk/ena/data/view/PRJNA190624" text:style-name="Internet_20_link" text:visited-style-name="Visited_20_Internet_20_Link"><text:span text:style-name="T28">PRJNA190624</text:span></text:a><text:span text:style-name="T29">. transcriptome from three pig adipose tissues (Hypodermal layer of backfat, greater omentum and mesenteric adipose tissue) by high-throughput RNA-Seq.</text:span></text:p>
      <text:p text:style-name="P6"/>
      <text:p text:style-name="P7">3 samples. (1per tissue). All from same animal:</text:p>
      <text:p text:style-name="P7"/>
      <text:list xml:id="list6149334073368706659" text:style-name="L2">
        <text:list-item>
          <text:p text:style-name="P43"><text:soft-page-break/><text:a xlink:type="simple" xlink:href="http://www.ebi.ac.uk/ena/data/view/SAMN01924543" text:style-name="Internet_20_link" text:visited-style-name="Visited_20_Internet_20_Link">SAMN01924543</text:a><text:span text:style-name="T15">. Landrace pigs, 210-days-old, female, </text:span><text:span text:style-name="T14">hypodermal layer of backfat</text:span><text:span text:style-name="T15">, adipose tissues</text:span></text:p>
        </text:list-item>
        <text:list-item>
          <text:p text:style-name="P44"><text:a xlink:type="simple" xlink:href="http://www.ebi.ac.uk/ena/data/view/SAMN01924544" text:style-name="Internet_20_link" text:visited-style-name="Visited_20_Internet_20_Link">SAMN01924544</text:a><text:span text:style-name="T16">, greater omentum</text:span></text:p>
        </text:list-item>
        <text:list-item>
          <text:p text:style-name="P44"><text:a xlink:type="simple" xlink:href="http://www.ebi.ac.uk/ena/data/view/SAMN01924545" text:style-name="Internet_20_link" text:visited-style-name="Visited_20_Internet_20_Link">SAMN01924545</text:a><text:span text:style-name="T16">, mesenteric</text:span></text:p>
        </text:list-item>
      </text:list>
      <text:p text:style-name="P14"/>
      <text:p text:style-name="P14"/>
      <text:p text:style-name="P20">Check in paper if any experiment</text:p>
      <text:p text:style-name="P14"/>
      <text:p text:style-name="P14"/>
      <text:p text:style-name="P14"/>
      <text:p text:style-name="P14"/>
      <text:p text:style-name="P21"><text:span text:style-name="T18"><text:tab/><text:tab/></text:span><text:span text:style-name="T19">ENA </text:span><text:span text:style-name="T20">A</text:span><text:span text:style-name="T19">CCESED FROM ARRAYEXPRESS;</text:span></text:p>
      <text:p text:style-name="P15"/>
      <text:p text:style-name="P19"><text:a xlink:type="simple" xlink:href="http://www.ebi.ac.uk/ena/data/view/PRJEB20136" text:style-name="Internet_20_link" text:visited-style-name="Visited_20_Internet_20_Link">PRJEB20136</text:a><text:span text:style-name="T30"> </text:span></text:p>
      <text:p text:style-name="P8">RNA-seq of porcine peripheral whole blood from pig divergently selected for residual feed intake and treated with lipopolysaccharide</text:p>
      <text:p text:style-name="P5">RNA-seq of porcine peripheral whole blood from pig divergently selected for residual feed intake and treated with lipopolysaccharide</text:p>
      <text:p text:style-name="P9">Pigs Yorkshire with 2 phenotypes based on residual feed intake (huigh, low</text:p>
      <text:p text:style-name="P9">32 samples, 2 or 3 samples per individual in diffrenet conditions of experiment (always blood)</text:p>
      <text:p text:style-name="P9"/>
      <text:p text:style-name="P9"/>
      <text:p text:style-name="P16"/>
      <text:p text:style-name="P8"/>
      <text:p text:style-name="P19"><text:a xlink:type="simple" xlink:href="http://www.ebi.ac.uk/ena/data/view/PRJNA308733" text:style-name="Internet_20_link" text:visited-style-name="Visited_20_Internet_20_Link">PRJNA308733</text:a><text:span text:style-name="T31">. </text:span><text:span text:style-name="T32">Processed</text:span></text:p>
      <text:p text:style-name="P45">A global view on the role of SMAD4 gene in porcine follicular granulosa cells by RNA-Seq</text:p>
      <text:p text:style-name="P10"><text:span text:style-name="T21">A comprehensive transcriptomic view on the role of SMAD4 gene by RNAi-mediated knockdown in porcine follicular granulosa cells. </text:span><text:span text:style-name="T22">2 samples of similar characteristics: </text:span></text:p>
      <text:p text:style-name="P11"><text:span text:style-name="T24">follicular granulosa cell, Chinese Erhualian pigs, </text:span><text:span text:style-name="T23">ovarian follicles</text:span></text:p>
      <text:p text:style-name="P52"/>
      <text:p text:style-name="P52"/>
      <text:p text:style-name="P52"/>
      <text:p text:style-name="P23"><text:a xlink:type="simple" xlink:href="http://www.ebi.ac.uk/ena/data/view/PRJNA311523" text:style-name="Internet_20_link" text:visited-style-name="Visited_20_Internet_20_Link"><text:span text:style-name="T10">PRJNA311523</text:span></text:a></text:p>
      <text:p text:style-name="P50">nine tissue and one pool RNA libraries (i.e. heart, liver, spleen, lung, kidney, muscle, fat, ovary, pool.)</text:p>
      <text:p text:style-name="P3"><text:span text:style-name="T33">Comprehensive variation discovery and recovery of missing sequence in the pig genome using multiple de novo assemblies. </text:span><text:span text:style-name="T34">92 samples</text:span></text:p>
      <text:p text:style-name="P23"><text:span text:style-name="T11">charcateristics samples: </text:span><text:span text:style-name="T12">nine diverse breeds (five originated in Europe and four originated in China) 92 to 60 days old</text:span></text:p>
      <text:p text:style-name="P46"/>
      <text:p text:style-name="P46"/>
      <text:p text:style-name="P46"/>
      <text:p text:style-name="P23"><text:a xlink:type="simple" xlink:href="http://www.ebi.ac.uk/ena/data/view/PRJNA305529" text:style-name="Internet_20_link" text:visited-style-name="Visited_20_Internet_20_Link"><text:span text:style-name="T4">PRJNA305529</text:span></text:a></text:p>
      <text:p text:style-name="P47">Identification of genes and causal mutations regulating growth and fatness traits in pig. Overall design: Transcriptome sequencing of 10 liver samples of two groups of divergent pigs for growth and fatness.</text:p>
      <text:p text:style-name="P3"><text:span text:style-name="T35">Using RNA-Seq SNP data to reveal potential causal mutations related to pig production traits and RNA editing. </text:span><text:span text:style-name="T36">32 samples</text:span></text:p>
      <text:p text:style-name="P49"/>
      <text:p text:style-name="P48">The animal material used in the present study was derived from a backcross generated from the IBMAP population. The IBMAP pig population (Iberian × Landrace crosses, including F2, F3 generations and backcrosses)  10 animals. Phenotypes: two divergent groups for growth and fatness</text:p>
      <text:p text:style-name="P48">Hypothalamic and hepatic tissue samples from the 10 selected animals were collected at slaughter, </text:p>
      <text:p text:style-name="P48">liver</text:p>
      <text:p text:style-name="P23"><text:line-break/></text:p>
      <text:p text:style-name="P23"/>
      <text:p text:style-name="P12"/>
      <text:p text:style-name="P53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1" svg:font-family="Georgia, 'Times New Roman', serif"/>
    <style:font-face style:name="Georgia" svg:font-family="Georgia, serif"/>
    <style:font-face style:name="Helvetica Neue" svg:font-family="'Helvetica Neue', Helvetica, Roboto, Arial, sans-serif"/>
    <style:font-face style:name="Open Sans" svg:font-family="'Open Sans', Arial, Helvetica, 'Lucida Sans Unicode', sans-serif"/>
    <style:font-face style:name="Verdana" svg:font-family="Verdana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6-27T19:00:10.741924438</meta:creation-date>
    <dc:date>2017-06-28T10:44:32.848961944</dc:date>
    <dc:creator>fern </dc:creator>
    <meta:editing-duration>PT58M46S</meta:editing-duration>
    <meta:editing-cycles>6</meta:editing-cycles>
    <meta:generator>LibreOffice/4.4.3.2$Linux_X86_64 LibreOffice_project/88805f81e9fe61362df02b9941de8e38a9b5fd16</meta:generator>
    <meta:document-statistic meta:table-count="0" meta:image-count="0" meta:object-count="0" meta:page-count="3" meta:paragraph-count="51" meta:word-count="500" meta:character-count="3428" meta:non-whitespace-character-count="2974"/>
  </office:meta>
</office:document-meta>
</file>